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85da" officeooo:paragraph-rsid="001885d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75701" officeooo:paragraph-rsid="0027570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25d1bc" officeooo:paragraph-rsid="0025d1b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75701" officeooo:paragraph-rsid="0027570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90b8e" officeooo:paragraph-rsid="00290b8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2ae220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25d1bc" officeooo:paragraph-rsid="0025d1bc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275701" officeooo:paragraph-rsid="00275701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290b8e" officeooo:paragraph-rsid="00290b8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290b8e" officeooo:paragraph-rsid="00290b8e" style:font-size-asian="10.5pt" style:font-style-asian="normal" style:font-size-complex="12pt" style:font-style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officeooo:rsid="00290b8e" officeooo:paragraph-rsid="00290b8e" style:font-size-asian="10.5pt" style:font-style-asian="normal" style:font-size-complex="12pt" style:font-style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officeooo:rsid="002ae220" officeooo:paragraph-rsid="002ae220" style:font-size-asian="10.5pt" style:font-style-asian="normal" style:font-size-complex="12pt" style:font-style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290b8e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2ae220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2ae220" officeooo:paragraph-rsid="002ae220"/>
    </style:style>
    <style:style style:name="T1" style:family="text">
      <style:text-properties officeooo:rsid="00275701"/>
    </style:style>
    <style:style style:name="T2" style:family="text">
      <style:text-properties officeooo:rsid="00290b8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ae220" style:font-style-asian="normal" style:font-style-complex="normal"/>
    </style:style>
    <style:style style:name="T6" style:family="text">
      <style:text-properties fo:font-size="12pt" fo:font-style="normal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290b8e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2ae220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2e27a1" style:font-size-asian="10.5pt" style:font-style-asian="normal" style:font-size-complex="12pt" style:font-style-complex="normal"/>
    </style:style>
    <style:style style:name="T10" style:family="text">
      <style:text-properties officeooo:rsid="002ae2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rastructure</text:p>
      <text:p text:style-name="P1"/>
      <text:list xml:id="list1828769083" text:style-name="L1">
        <text:list-item>
          <text:p text:style-name="P7">Introdução</text:p>
          <text:list>
            <text:list-item>
              <text:p text:style-name="P7">Esse documento tem como objetivo <text:span text:style-name="T1">comentar sobre requisitos de software e hardware para a infraestrutura do projeto.</text:span></text:p>
            </text:list-item>
          </text:list>
          <text:p text:style-name="P7"/>
        </text:list-item>
        <text:list-item>
          <text:p text:style-name="P8">Software</text:p>
          <text:list>
            <text:list-item>
              <text:p text:style-name="P8">Será utilizado sistema operacional baseado em linux Ubuntu versão 20.04.</text:p>
            </text:list-item>
            <text:list-item>
              <text:p text:style-name="P8">Será utilizada a linguagem de programação Ruby versão 3.0.1</text:p>
            </text:list-item>
            <text:list-item>
              <text:p text:style-name="P8">Será utilizado o framework Rails versão 6.1.3.1</text:p>
            </text:list-item>
            <text:list-item>
              <text:p text:style-name="P8">Será utilizado o interpretador de javascript Node.js versão 14.16.1</text:p>
            </text:list-item>
            <text:list-item>
              <text:p text:style-name="P8">Será utilizado o framework React.Js versão 17.0.2</text:p>
            </text:list-item>
            <text:list-item>
              <text:p text:style-name="P8">Será utilizado o WebServer Nginx versão 1.20.0</text:p>
            </text:list-item>
            <text:list-item>
              <text:p text:style-name="P8">Será utilizado o banco de dados PostgreSQL versão 13.2</text:p>
            </text:list-item>
            <text:list-item>
              <text:p text:style-name="P8">Será utilizada a linguagem Javascript <text:span text:style-name="T2">de acordo com o padrão V8 versão 8.1.307.20</text:span></text:p>
            </text:list-item>
          </text:list>
        </text:list-item>
      </text:list>
      <text:p text:style-name="P4"/>
      <text:p text:style-name="P4"><text:tab/>O framework Rails junto da linguagem Ruby serão utilizados para a construção da API Web.</text:p>
      <text:p text:style-name="P4"><text:tab/>O framework ReactJs junto do interpretador de linguagem Javascript Node.Js para a construção do servidor de aplicação que tem suporte para a parte visual da aplicação.</text:p>
      <text:p text:style-name="P4"><text:tab/><text:span text:style-name="T2">O webserver Nginx será encarregado de redirecionar requests para as aplicações e servir material estático quando necessário.</text:span></text:p>
      <text:list xml:id="list151329944708306" text:continue-numbering="true" text:style-name="L1">
        <text:list-item>
          <text:list>
            <text:list-header>
              <text:p text:style-name="P7"/>
            </text:list-header>
          </text:list>
        </text:list-item>
        <text:list-item>
          <text:p text:style-name="P9">Hardware</text:p>
        </text:list-item>
      </text:list>
      <text:p text:style-name="P5"><text:tab/>Nessa seção vamos descrever o hardware que será utilizado para o <text:span text:style-name="T3">hosting</text:span><text:span text:style-name="T4"> da aplicação.</text:span></text:p>
      <text:p text:style-name="P6"><text:span text:style-name="T7"><text:tab/>Será utilizado um servidor DELL </text:span><text:span text:style-name="T4">PowerEdge R6515 </text:span><text:span text:style-name="T5">com preço final de </text:span><text:span text:style-name="T8">R$ 187.973,00</text:span><text:span text:style-name="T7"> com as seguintes </text:span><text:span text:style-name="T9">características</text:span><text:span text:style-name="T7">:</text:span></text:p>
      <text:p text:style-name="P10"/>
      <text:list xml:id="list1806862157" text:style-name="L2">
        <text:list-item>
          <text:p text:style-name="P11">CPU</text:p>
          <text:list>
            <text:list-item>
              <text:p text:style-name="P11">1 x AMD EPYC 75F3 2.9GHz, 32C/64T, 256M Cache</text:p>
            </text:list-item>
          </text:list>
        </text:list-item>
        <text:list-item>
          <text:p text:style-name="P11">Memória RAM</text:p>
          <text:list>
            <text:list-item>
              <text:p text:style-name="P13"><text:span text:style-name="T7">4 x </text:span><text:span text:style-name="T6">32GB RDIMM, 3200MT/s, Dual Rank</text:span></text:p>
            </text:list-item>
          </text:list>
        </text:list-item>
        <text:list-item>
          <text:p text:style-name="P11">Storage</text:p>
          <text:list>
            <text:list-item>
              <text:p text:style-name="P13"><text:span text:style-name="T7">1 x </text:span><text:span text:style-name="T6">SSD SATA de 2,5", 480GB, 6Gbit/s</text:span></text:p>
            </text:list-item>
            <text:list-item>
              <text:p text:style-name="P13"><text:span text:style-name="T7">3 x </text:span><text:span text:style-name="T6">1.92TB SSD vSAS Mixed Use 12Gbps 512e 2.5in with 3.5in HYB CARR Hot-Plug AG drive,3 DWPD</text:span></text:p>
            </text:list-item>
          </text:list>
        </text:list-item>
        <text:list-item>
          <text:p text:style-name="P11">Controladora de RAID</text:p>
          <text:list>
            <text:list-item>
              <text:p text:style-name="P13"><text:span text:style-name="T8">1 x </text:span><text:span text:style-name="T7">Controlador RAID PERC H330</text:span></text:p>
            </text:list-item>
          </text:list>
        </text:list-item>
        <text:list-item>
          <text:p text:style-name="P15"><text:span text:style-name="T7">F</text:span><text:span text:style-name="T6">onte de energia</text:span></text:p>
          <text:list>
            <text:list-item>
              <text:p text:style-name="P14"><text:span text:style-name="T7">1 </text:span><text:span text:style-name="T8">x </text:span><text:span text:style-name="T6">Duas fontes de alimentação redudantes com conector automático (2+0), modo não redundante, 550W</text:span></text:p>
            </text:list-item>
          </text:list>
        </text:list-item>
        <text:list-item>
          <text:p text:style-name="P12">Adaptador de rede</text:p>
          <text:list>
            <text:list-item>
              <text:p text:style-name="P14"><text:span text:style-name="T8">1 x </text:span><text:span text:style-name="T6">Mellanox ConnectX-6 DX Dual Port 100GbE QSFP56 Network Adapter, Low Profile</text:span></text:p>
            </text:list-item>
          </text:list>
        </text:list-item>
      </text:list>
      <text:p text:style-name="P10"/>
      <text:p text:style-name="P3"><text:tab/><text:span text:style-name="T10">A unidade descrita pode ser encontrada e configurada no seguinte link: </text:span><text:a xlink:type="simple" xlink:href="https://www.dell.com/pt-br/work/shop/servidores-armazenamento-rede/poweredge-r6515/spd/poweredge-r6515/pe_r6515_13732_1?configurationid=275cfd70-73f3-46fc-bedd-da074d4804b4" text:style-name="Internet_20_link" text:visited-style-name="Visited_20_Internet_20_Link"><text:span text:style-name="T10">https://www.dell.com/pt-br/work/shop/servidores-armazenamento-rede/poweredge-r6515/spd/poweredge-r6515/pe_r6515_13732_1?configurationid=275cfd70-73f3-46fc-bedd-da074d4804b4</text:span></text:a></text:p>
      <text:p text:style-name="P3"/>
      <text:list xml:id="list151329865909163" text:continue-list="list151329944708306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30T18:18:29.455168748</meta:creation-date>
    <dc:date>2021-05-03T15:13:29.064000000</dc:date>
    <meta:editing-duration>PT43M3S</meta:editing-duration>
    <meta:editing-cycles>9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35" meta:word-count="310" meta:character-count="1975" meta:non-whitespace-character-count="1719"/>
  </office:meta>
</office:document-meta>
</file>